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14:30:44.6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66</meta:editing-cycles>
    <meta:editing-duration>PT2H48M56S</meta:editing-duration>
    <dc:title>Saison Ekkart</dc:title>
    <dc:date>2017-02-20T14:42:21.948000000</dc:date>
    <dc:creator>Ekkart Kleinod</dc:creator>
    <meta:generator>LibreOffice/5.2.5.1$Windows_x86 LibreOffice_project/0312e1a284a7d50ca85a365c316c7abbf20a4d22</meta:generator>
    <meta:document-statistic meta:table-count="2" meta:cell-count="10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